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ширина</text:p>
          </table:table-cell>
          <table:table-cell office:value-type="string" calcext:value-type="string">
            <text:p>высота</text:p>
          </table:table-cell>
          <table:table-cell office:value-type="string" calcext:value-type="string">
            <text:p>возраст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-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4:35:09.666159885</meta:creation-date>
    <dc:date>2023-01-19T14:59:04.941595743</dc:date>
    <meta:editing-duration>PT3M45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